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NDUAN DASAR GIT</text:p>
      <text:p text:style-name="P1">Putera Kahfi</text:p>
      <text:p text:style-name="P1"><text:a xlink:type="simple" xlink:href="mailto:puterakahfi@gmail.com">puterakahfi@gmail.com</text:a></text:p>
      <text:p text:style-name="Horizontal_20_Line"/>
      <text:p text:style-name="P2"><text:span text:style-name="T1">git merupakan sebuah </text:span><text:span text:style-name="T2">source code management system atau perangkat lunak pengontrol versi, yang di kembangkan oleh linus torvals dan di gunakan untuk linux kernel development pada tahun 2005 </text:span><text:span text:style-name="T2"><text:note text:id="ftn0" text:note-class="footnote"><text:note-citation>1</text:note-citation><text:note-body><text:p text:style-name="Footnote">Diterjemahkan secara bebas dari http://en.wikipedia.org/wiki/Git_%28software%29</text:p></text:note-body></text:note></text:span></text:p>
      <text:p text:style-name="P2"><text:span text:style-name="T1">artikel ini hanya berisi panduan dasar tentang bagaimana menggunakan git dalam proses pengembangan perangkat lunak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0:27:27</meta:creation-date>
    <dc:date>2014-04-28T20:51:38</dc:date>
    <meta:editing-duration>PT23M28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6" meta:word-count="55" meta:character-count="434" meta:non-whitespace-character-count="385"/>
  </office:meta>
</office:document-meta>
</file>